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6a209" officeooo:paragraph-rsid="0016a209" fo:background-color="#ffff00"/>
    </style:style>
    <style:style style:name="P3" style:family="paragraph" style:parent-style-name="Standard">
      <style:text-properties style:font-name="FreeMono" officeooo:rsid="0020e4cb" officeooo:paragraph-rsid="0021628d" fo:background-color="transparent"/>
    </style:style>
    <style:style style:name="P4" style:family="paragraph" style:parent-style-name="Standard">
      <style:text-properties style:font-name="FreeMono" officeooo:rsid="0022d50e" officeooo:paragraph-rsid="0022d50e" fo:background-color="transparent"/>
    </style:style>
    <style:style style:name="P5" style:family="paragraph" style:parent-style-name="Standard">
      <style:paragraph-properties fo:break-before="page"/>
      <style:text-properties style:font-name="FreeMono" officeooo:rsid="0022d50e" officeooo:paragraph-rsid="0022d50e" fo:background-color="transparent"/>
    </style:style>
    <style:style style:name="P6" style:family="paragraph" style:parent-style-name="Standard">
      <style:text-properties style:font-name="FreeMono" officeooo:rsid="0025a15e" officeooo:paragraph-rsid="0025a15e" fo:background-color="transparent"/>
    </style:style>
    <style:style style:name="P7" style:family="paragraph" style:parent-style-name="Standard">
      <style:text-properties officeooo:paragraph-rsid="0016a209"/>
    </style:style>
    <style:style style:name="P8" style:family="paragraph" style:parent-style-name="Standard">
      <style:text-properties officeooo:rsid="00191bd1" officeooo:paragraph-rsid="00191bd1"/>
    </style:style>
    <style:style style:name="P9" style:family="paragraph" style:parent-style-name="Standard">
      <style:text-properties officeooo:rsid="0022d50e" officeooo:paragraph-rsid="0022d50e" fo:background-color="transparent"/>
    </style:style>
    <style:style style:name="P10" style:family="paragraph" style:parent-style-name="Standard">
      <style:text-properties fo:background-color="#ffbf00"/>
    </style:style>
    <style:style style:name="P11" style:family="paragraph" style:parent-style-name="Standard">
      <style:text-properties style:font-name="FreeMono" officeooo:rsid="0022fcf8" officeooo:paragraph-rsid="0022d50e" fo:background-color="#b4c7dc"/>
    </style:style>
    <style:style style:name="P12" style:family="paragraph" style:parent-style-name="Standard">
      <style:text-properties style:font-name="FreeMono" officeooo:rsid="0025a15e" officeooo:paragraph-rsid="0025a15e" fo:background-color="transparent"/>
    </style:style>
    <style:style style:name="P13" style:family="paragraph" style:parent-style-name="Standard">
      <style:text-properties style:font-name="FreeMono" officeooo:rsid="00299a0f" officeooo:paragraph-rsid="00299a0f" fo:background-color="transparent"/>
    </style:style>
    <style:style style:name="P14" style:family="paragraph" style:parent-style-name="Standard">
      <style:paragraph-properties fo:break-before="page"/>
      <style:text-properties style:font-name="FreeMono" officeooo:rsid="00299a0f" officeooo:paragraph-rsid="00299a0f" fo:background-color="transparent"/>
    </style:style>
    <style:style style:name="P15" style:family="paragraph" style:parent-style-name="Standard">
      <style:text-properties officeooo:rsid="002b692b" officeooo:paragraph-rsid="002b692b" fo:background-color="transparent"/>
    </style:style>
    <style:style style:name="P16" style:family="paragraph" style:parent-style-name="Standard">
      <style:text-properties officeooo:rsid="002b9e06" officeooo:paragraph-rsid="002b9e06" fo:background-color="transparent"/>
    </style:style>
    <style:style style:name="P17" style:family="paragraph" style:parent-style-name="Standard">
      <style:text-properties officeooo:rsid="002b9e06" officeooo:paragraph-rsid="001f83ec" fo:background-color="transparent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22fcf8" fo:background-color="#ffff00" loext:char-shading-value="0"/>
    </style:style>
    <style:style style:name="T4" style:family="text">
      <style:text-properties style:text-position="sub 58%" officeooo:rsid="00246d7c" fo:background-color="#ffff00" loext:char-shading-value="0"/>
    </style:style>
    <style:style style:name="T5" style:family="text">
      <style:text-properties style:text-position="sub 58%" officeooo:rsid="00278bce" fo:background-color="#ffff00" loext:char-shading-value="0"/>
    </style:style>
    <style:style style:name="T6" style:family="text">
      <style:text-properties style:text-position="sub 58%" officeooo:rsid="001c3ae3" fo:background-color="#ffbf00" loext:char-shading-value="0"/>
    </style:style>
    <style:style style:name="T7" style:family="text">
      <style:text-properties style:text-position="sub 58%" officeooo:rsid="001d22f6" fo:background-color="#ffbf00" loext:char-shading-value="0"/>
    </style:style>
    <style:style style:name="T8" style:family="text">
      <style:text-properties style:text-position="sub 58%" officeooo:rsid="001d414d" fo:background-color="#ffbf00" loext:char-shading-value="0"/>
    </style:style>
    <style:style style:name="T9" style:family="text">
      <style:text-properties style:text-position="sub 58%" officeooo:rsid="00246d7c" fo:background-color="#ffbf00" loext:char-shading-value="0"/>
    </style:style>
    <style:style style:name="T10" style:family="text">
      <style:text-properties style:text-position="sub 58%" officeooo:rsid="00278bce" fo:background-color="#ffbf00" loext:char-shading-value="0"/>
    </style:style>
    <style:style style:name="T11" style:family="text">
      <style:text-properties style:text-position="sub 58%" officeooo:rsid="001c3ae3" fo:background-color="#b4c7dc" loext:char-shading-value="0"/>
    </style:style>
    <style:style style:name="T12" style:family="text">
      <style:text-properties style:text-position="sub 58%" officeooo:rsid="001d414d" fo:background-color="#b4c7dc" loext:char-shading-value="0"/>
    </style:style>
    <style:style style:name="T13" style:family="text">
      <style:text-properties style:text-position="sub 58%" officeooo:rsid="00250f3d" fo:background-color="#b4c7dc" loext:char-shading-value="0"/>
    </style:style>
    <style:style style:name="T14" style:family="text">
      <style:text-properties style:text-position="sub 58%" officeooo:rsid="00278bce" fo:background-color="#b4c7dc" loext:char-shading-value="0"/>
    </style:style>
    <style:style style:name="T15" style:family="text">
      <style:text-properties style:text-position="0% 100%" officeooo:rsid="001d22f6" fo:background-color="#ffbf00" loext:char-shading-value="0"/>
    </style:style>
    <style:style style:name="T16" style:family="text">
      <style:text-properties style:text-position="0% 100%" officeooo:rsid="001d414d" fo:background-color="#ffbf00" loext:char-shading-value="0"/>
    </style:style>
    <style:style style:name="T17" style:family="text">
      <style:text-properties style:text-position="0% 100%" officeooo:rsid="00246d7c" fo:background-color="#ffbf00" loext:char-shading-value="0"/>
    </style:style>
    <style:style style:name="T18" style:family="text">
      <style:text-properties style:text-position="0% 100%" officeooo:rsid="001c3ae3" fo:background-color="#b4c7dc" loext:char-shading-value="0"/>
    </style:style>
    <style:style style:name="T19" style:family="text">
      <style:text-properties style:text-position="0% 100%" officeooo:rsid="001d414d" fo:background-color="#b4c7dc" loext:char-shading-value="0"/>
    </style:style>
    <style:style style:name="T20" style:family="text">
      <style:text-properties style:text-position="0% 100%" officeooo:rsid="001c3ae3" fo:background-color="#ffff00" loext:char-shading-value="0"/>
    </style:style>
    <style:style style:name="T21" style:family="text">
      <style:text-properties style:text-position="0% 100%" officeooo:rsid="001d414d" fo:background-color="#ffff00" loext:char-shading-value="0"/>
    </style:style>
    <style:style style:name="T22" style:family="text">
      <style:text-properties style:text-position="0% 100%" officeooo:rsid="0022fcf8" fo:background-color="#ffff00" loext:char-shading-value="0"/>
    </style:style>
    <style:style style:name="T23" style:family="text">
      <style:text-properties style:text-position="0% 100%" officeooo:rsid="00246d7c" fo:background-color="#ffff00" loext:char-shading-value="0"/>
    </style:style>
    <style:style style:name="T24" style:family="text">
      <style:text-properties fo:background-color="#ffbf00" loext:char-shading-value="0"/>
    </style:style>
    <style:style style:name="T25" style:family="text">
      <style:text-properties officeooo:rsid="001c3ae3" fo:background-color="#ffbf00" loext:char-shading-value="0"/>
    </style:style>
    <style:style style:name="T26" style:family="text">
      <style:text-properties officeooo:rsid="001d22f6" fo:background-color="#ffbf00" loext:char-shading-value="0"/>
    </style:style>
    <style:style style:name="T27" style:family="text">
      <style:text-properties officeooo:rsid="001d414d" fo:background-color="#ffbf00" loext:char-shading-value="0"/>
    </style:style>
    <style:style style:name="T28" style:family="text">
      <style:text-properties officeooo:rsid="0022fcf8" fo:background-color="#ffbf00" loext:char-shading-value="0"/>
    </style:style>
    <style:style style:name="T29" style:family="text">
      <style:text-properties officeooo:rsid="00246d7c" fo:background-color="#ffbf00" loext:char-shading-value="0"/>
    </style:style>
    <style:style style:name="T30" style:family="text">
      <style:text-properties officeooo:rsid="00250f3d" fo:background-color="#ffbf00" loext:char-shading-value="0"/>
    </style:style>
    <style:style style:name="T31" style:family="text">
      <style:text-properties officeooo:rsid="0025a15e" fo:background-color="#ffbf00" loext:char-shading-value="0"/>
    </style:style>
    <style:style style:name="T32" style:family="text">
      <style:text-properties officeooo:rsid="00278bce" fo:background-color="#ffbf00" loext:char-shading-value="0"/>
    </style:style>
    <style:style style:name="T33" style:family="text">
      <style:text-properties officeooo:rsid="002871b2" fo:background-color="#ffbf00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1c3ae3" fo:background-color="transparent" loext:char-shading-value="0"/>
    </style:style>
    <style:style style:name="T36" style:family="text">
      <style:text-properties officeooo:rsid="001d22f6" fo:background-color="transparent" loext:char-shading-value="0"/>
    </style:style>
    <style:style style:name="T37" style:family="text">
      <style:text-properties fo:background-color="#b4c7dc" loext:char-shading-value="0"/>
    </style:style>
    <style:style style:name="T38" style:family="text">
      <style:text-properties officeooo:rsid="001c3ae3" fo:background-color="#b4c7dc" loext:char-shading-value="0"/>
    </style:style>
    <style:style style:name="T39" style:family="text">
      <style:text-properties officeooo:rsid="001d414d" fo:background-color="#b4c7dc" loext:char-shading-value="0"/>
    </style:style>
    <style:style style:name="T40" style:family="text">
      <style:text-properties officeooo:rsid="0022fcf8" fo:background-color="#b4c7dc" loext:char-shading-value="0"/>
    </style:style>
    <style:style style:name="T41" style:family="text">
      <style:text-properties officeooo:rsid="00246d7c" fo:background-color="#b4c7dc" loext:char-shading-value="0"/>
    </style:style>
    <style:style style:name="T42" style:family="text">
      <style:text-properties officeooo:rsid="00250f3d" fo:background-color="#b4c7dc" loext:char-shading-value="0"/>
    </style:style>
    <style:style style:name="T43" style:family="text">
      <style:text-properties officeooo:rsid="0025a15e" fo:background-color="#b4c7dc" loext:char-shading-value="0"/>
    </style:style>
    <style:style style:name="T44" style:family="text">
      <style:text-properties officeooo:rsid="00278bce" fo:background-color="#b4c7dc" loext:char-shading-value="0"/>
    </style:style>
    <style:style style:name="T45" style:family="text">
      <style:text-properties officeooo:rsid="002871b2" fo:background-color="#b4c7dc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officeooo:rsid="001c3ae3" fo:background-color="#ffff00" loext:char-shading-value="0"/>
    </style:style>
    <style:style style:name="T48" style:family="text">
      <style:text-properties officeooo:rsid="001d414d" fo:background-color="#ffff00" loext:char-shading-value="0"/>
    </style:style>
    <style:style style:name="T49" style:family="text">
      <style:text-properties officeooo:rsid="001e6f90" fo:background-color="#ffff00" loext:char-shading-value="0"/>
    </style:style>
    <style:style style:name="T50" style:family="text">
      <style:text-properties officeooo:rsid="0022fcf8" fo:background-color="#ffff00" loext:char-shading-value="0"/>
    </style:style>
    <style:style style:name="T51" style:family="text">
      <style:text-properties officeooo:rsid="00246d7c" fo:background-color="#ffff00" loext:char-shading-value="0"/>
    </style:style>
    <style:style style:name="T52" style:family="text">
      <style:text-properties officeooo:rsid="00250f3d" fo:background-color="#ffff00" loext:char-shading-value="0"/>
    </style:style>
    <style:style style:name="T53" style:family="text">
      <style:text-properties officeooo:rsid="0025a15e" fo:background-color="#ffff00" loext:char-shading-value="0"/>
    </style:style>
    <style:style style:name="T54" style:family="text">
      <style:text-properties officeooo:rsid="00278bce" fo:background-color="#ffff00" loext:char-shading-value="0"/>
    </style:style>
    <style:style style:name="T55" style:family="text">
      <style:text-properties officeooo:rsid="002871b2" fo:background-color="#ffff00" loext:char-shading-value="0"/>
    </style:style>
    <style:style style:name="T56" style:family="text">
      <style:text-properties officeooo:rsid="001c3ae3"/>
    </style:style>
    <style:style style:name="T57" style:family="text">
      <style:text-properties style:font-name="FreeMono"/>
    </style:style>
    <style:style style:name="T58" style:family="text">
      <style:text-properties style:font-name="FreeMono" officeooo:rsid="0016a209" fo:background-color="transparent" loext:char-shading-value="0"/>
    </style:style>
    <style:style style:name="T59" style:family="text">
      <style:text-properties style:font-name="FreeMono" officeooo:rsid="0016a209" fo:background-color="#ffff00" loext:char-shading-value="0"/>
    </style:style>
    <style:style style:name="T60" style:family="text">
      <style:text-properties style:font-name="FreeMono" officeooo:rsid="001c3ae3" fo:background-color="#ffff00" loext:char-shading-value="0"/>
    </style:style>
    <style:style style:name="T61" style:family="text">
      <style:text-properties style:font-name="FreeMono" fo:background-color="#ffbf00" loext:char-shading-value="0"/>
    </style:style>
    <style:style style:name="T62" style:family="text">
      <style:text-properties officeooo:rsid="0022fcf8"/>
    </style:style>
    <style:style style:name="T63" style:family="text">
      <style:text-properties officeooo:rsid="00246d7c"/>
    </style:style>
    <style:style style:name="T64" style:family="text">
      <style:text-properties officeooo:rsid="00250f3d"/>
    </style:style>
    <style:style style:name="T65" style:family="text">
      <style:text-properties officeooo:rsid="0025a15e"/>
    </style:style>
    <style:style style:name="T66" style:family="text">
      <style:text-properties officeooo:rsid="00278bce"/>
    </style:style>
    <style:style style:name="T67" style:family="text">
      <style:text-properties officeooo:rsid="00287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8">1f </text:span><text:span text:style-name="T59">0001 1111</text:span><text:span text:style-name="T58"><text:tab/></text:span><text:span text:style-name="T60">magic</text:span></text:p>
      <text:p text:style-name="P2"><text:span text:style-name="T34">9d </text:span>1001 1101<text:span text:style-name="T34"><text:tab/></text:span><text:span text:style-name="T56">magic</text:span></text:p>
      <text:p text:style-name="P1">90 <text:span text:style-name="T24">1</text:span>00<text:span text:style-name="T37">1 0000</text:span><text:span text:style-name="T34"><text:tab/></text:span><text:span text:style-name="T25">block mode</text:span><text:span text:style-name="T35"> </text:span><text:span text:style-name="T38">max 16 bits</text:span></text:p>
      <text:p text:style-name="P1">41 <text:span text:style-name="T46">0100 0001</text:span><text:span text:style-name="T34"><text:tab/></text:span><text:span text:style-name="T47">code: </text:span><text:span text:style-name="T49">0</text:span><text:span text:style-name="T47">65</text:span><text:span text:style-name="T1">10</text:span><text:span text:style-name="T47"> 001000001</text:span><text:span text:style-name="T1">2</text:span><text:span text:style-name="T47"> (A)</text:span></text:p>
      <text:p text:style-name="P1">02 <text:span text:style-name="T24">0000 001</text:span><text:span text:style-name="T46">0</text:span><text:span text:style-name="T34"><text:tab/></text:span><text:span text:style-name="T25">code: 257</text:span><text:span text:style-name="T6">10</text:span><text:span text:style-name="T25"> 100000001</text:span><text:span text:style-name="T6">2</text:span><text:span text:style-name="T25"> (AA)</text:span></text:p>
      <text:p text:style-name="P1">0a <text:span text:style-name="T37">0000 10</text:span><text:span text:style-name="T24">10</text:span><text:span text:style-name="T34"><text:tab/></text:span><text:span text:style-name="T38">code: 258</text:span><text:span text:style-name="T11">10</text:span><text:span text:style-name="T18"> 100000010</text:span><text:span text:style-name="T11">2</text:span><text:span text:style-name="T18"> (AAA)</text:span></text:p>
      <text:p text:style-name="P1">1c <text:span text:style-name="T46">0001 1</text:span><text:span text:style-name="T37">100</text:span><text:span text:style-name="T34"><text:tab/></text:span><text:span text:style-name="T47">code: 259</text:span><text:span text:style-name="T1">10</text:span><text:span text:style-name="T20"> 100000011</text:span><text:span text:style-name="T1">2</text:span><text:span text:style-name="T20"> (AAAA)</text:span></text:p>
      <text:p text:style-name="P1">48 <text:span text:style-name="T24">0100</text:span> <text:span text:style-name="T46">1000</text:span><text:span text:style-name="T36"><text:tab/></text:span><text:span text:style-name="T26">code: 260</text:span><text:span text:style-name="T7">10</text:span><text:span text:style-name="T15"> 100000100</text:span><text:span text:style-name="T7">2</text:span><text:span text:style-name="T15"> (AAAAA)</text:span></text:p>
      <text:p text:style-name="P1">b0 <text:span text:style-name="T37">101</text:span><text:span text:style-name="T24">1 0000</text:span><text:span text:style-name="T34"><text:tab/></text:span><text:span text:style-name="T39">code: 261</text:span><text:span text:style-name="T12">10</text:span><text:span text:style-name="T19"> 100000101</text:span><text:span text:style-name="T12">2</text:span><text:span text:style-name="T19"> (AAAAAA)</text:span></text:p>
      <text:p text:style-name="P1">a0 <text:span text:style-name="T46">10</text:span><text:span text:style-name="T37">10 0000</text:span><text:span text:style-name="T34"><text:tab/></text:span><text:span text:style-name="T48">code: 262</text:span><text:span text:style-name="T2">10</text:span><text:span text:style-name="T21"> 100000110</text:span><text:span text:style-name="T2">2</text:span><text:span text:style-name="T21"> (AAAAAAA)</text:span></text:p>
      <text:p text:style-name="P1">c1 <text:span text:style-name="T24">1</text:span><text:span text:style-name="T46">100 0001</text:span><text:span text:style-name="T34"><text:tab/></text:span><text:span text:style-name="T27">code: 263</text:span><text:span text:style-name="T8">10</text:span><text:span text:style-name="T16"> 100000111</text:span><text:span text:style-name="T8">2</text:span><text:span text:style-name="T16"> (AAAAAAAA)</text:span></text:p>
      <text:p text:style-name="P8"><text:span text:style-name="T57">83 </text:span><text:span text:style-name="T61">1000 0011</text:span></text:p>
      <text:p text:style-name="Standard"/>
      <text:p text:style-name="Standard"><text:span text:style-name="T46">A</text:span><text:span text:style-name="T24">AA</text:span><text:span text:style-name="T37">AAA</text:span><text:span text:style-name="T46">AAAA</text:span><text:span text:style-name="T24">AAAAA</text:span><text:span text:style-name="T37">AAAAAA</text:span><text:span text:style-name="T46">AAAAAAA</text:span><text:span text:style-name="T24">AAAAAAAA</text:span></text:p>
      <text:p text:style-name="P10"/>
      <text:p text:style-name="P3"/>
      <text:p text:style-name="P17"/>
      <text:p text:style-name="P16"/>
      <text:p text:style-name="P15"/>
      <text:p text:style-name="P16">256<text:tab/>9</text:p>
      <text:p text:style-name="P16">512<text:tab/>10</text:p>
      <text:p text:style-name="P16">1024<text:tab/>11</text:p>
      <text:p text:style-name="P16">2048<text:tab/>12</text:p>
      <text:p text:style-name="P16">4096<text:tab/>13</text:p>
      <text:p text:style-name="P16">8192<text:tab/>14</text:p>
      <text:p text:style-name="P16">16384<text:tab/>15</text:p>
      <text:p text:style-name="P16">32768<text:tab/>16</text:p>
      <text:p text:style-name="P5">enwik9.<text:span text:style-name="T62">Z</text:span></text:p>
      <text:p text:style-name="P9"/>
      <text:p text:style-name="P4">1f <text:span text:style-name="T50">0001 1111</text:span><text:span text:style-name="T62"><text:tab/></text:span><text:span text:style-name="T50">magic</text:span></text:p>
      <text:p text:style-name="P4">9d <text:span text:style-name="T50">1001 1101</text:span><text:span text:style-name="T62"><text:tab/></text:span><text:span text:style-name="T50">magic</text:span></text:p>
      <text:p text:style-name="P4">90 <text:span text:style-name="T28">1</text:span><text:span text:style-name="T62">00</text:span><text:span text:style-name="T40">1 0000</text:span><text:span text:style-name="T62"><text:tab/></text:span><text:span text:style-name="T28">block mode</text:span><text:span text:style-name="T62"> </text:span><text:span text:style-name="T40">max 16 bits</text:span></text:p>
      <text:p text:style-name="P11"/>
      <text:p text:style-name="P4">3c <text:span text:style-name="T50">0011 1100</text:span><text:span text:style-name="T62"><text:tab/></text:span><text:span text:style-name="T50">code: 000111100</text:span><text:span text:style-name="T3">2</text:span><text:span text:style-name="T22"> </text:span><text:span text:style-name="T23">03c</text:span><text:span text:style-name="T4">16</text:span><text:span text:style-name="T23"> </text:span><text:span text:style-name="T22">060</text:span><text:span text:style-name="T3">10</text:span></text:p>
      <text:p text:style-name="P4">da <text:span text:style-name="T28">1101 101</text:span><text:span text:style-name="T50">0</text:span><text:span text:style-name="T62"><text:tab/></text:span><text:span text:style-name="T28">code: </text:span><text:span text:style-name="T29">001101101</text:span><text:span text:style-name="T9">2</text:span><text:span text:style-name="T29"> 06d</text:span><text:span text:style-name="T9">16</text:span><text:span text:style-name="T17"> 109</text:span><text:span text:style-name="T9">10</text:span></text:p>
      <text:p text:style-name="P4">94 <text:span text:style-name="T40">1001 01</text:span><text:span text:style-name="T28">00</text:span><text:span text:style-name="T62"><text:tab/></text:span><text:span text:style-name="T41">code: </text:span><text:span text:style-name="T42">001100101</text:span><text:span text:style-name="T13">2</text:span><text:span text:style-name="T42"> 065</text:span><text:span text:style-name="T13">16</text:span><text:span text:style-name="T42"> 101</text:span><text:span text:style-name="T13">10</text:span></text:p>
      <text:p text:style-name="P4">21 <text:span text:style-name="T51">0010 0</text:span><text:span text:style-name="T41">001</text:span><text:span text:style-name="T63"><text:tab/></text:span><text:span text:style-name="T52">code: 001100100</text:span><text:span text:style-name="T5">2</text:span><text:span text:style-name="T54"> 064</text:span><text:span text:style-name="T5">16</text:span><text:span text:style-name="T54"> 100</text:span><text:span text:style-name="T5">10</text:span></text:p>
      <text:p text:style-name="P4">93 <text:span text:style-name="T30">1001</text:span><text:span text:style-name="T64"> </text:span><text:span text:style-name="T52">0011</text:span><text:span text:style-name="T64"><text:tab/></text:span><text:span text:style-name="T31">code: </text:span><text:span text:style-name="T32">001101001</text:span><text:span text:style-name="T10">2</text:span><text:span text:style-name="T32"> 069</text:span><text:span text:style-name="T10">16</text:span><text:span text:style-name="T32"> 105</text:span><text:span text:style-name="T10">10</text:span></text:p>
      <text:p text:style-name="P4">26 <text:span text:style-name="T43">001</text:span><text:span text:style-name="T31">0 0110</text:span><text:span text:style-name="T65"><text:tab/></text:span><text:span text:style-name="T43">code: </text:span><text:span text:style-name="T44">001100001</text:span><text:span text:style-name="T14">2</text:span><text:span text:style-name="T44"> 061</text:span><text:span text:style-name="T14">16</text:span><text:span text:style-name="T44"> 097</text:span><text:span text:style-name="T14">10</text:span></text:p>
      <text:p text:style-name="P4">cc <text:span text:style-name="T53">11</text:span><text:span text:style-name="T43">00 1100</text:span><text:span text:style-name="T65"><text:tab/></text:span><text:span text:style-name="T53">code: </text:span><text:span text:style-name="T54">001110111</text:span><text:span text:style-name="T5">2</text:span><text:span text:style-name="T54"> 077</text:span><text:span text:style-name="T5">16</text:span><text:span text:style-name="T54"> 119</text:span><text:span text:style-name="T5">10</text:span></text:p>
      <text:p text:style-name="P6">9d <text:span text:style-name="T24">1</text:span><text:span text:style-name="T46">001 1101</text:span><text:tab/><text:span text:style-name="T24">code: </text:span><text:span text:style-name="T32">001101001</text:span><text:span text:style-name="T10">2</text:span><text:span text:style-name="T32"> 069</text:span><text:span text:style-name="T10">16</text:span><text:span text:style-name="T32"> 105</text:span><text:span text:style-name="T10">10</text:span></text:p>
      <text:p text:style-name="P6">34 <text:span text:style-name="T24">0011 0100</text:span></text:p>
      <text:p text:style-name="P6"/>
      <text:p text:style-name="P6">&lt;<text:span text:style-name="T66">mediaw</text:span><text:span text:style-name="T67">i</text:span></text:p>
      <text:p text:style-name="P6"/>
      <text:p text:style-name="P6">6b <text:span text:style-name="T55">0110 1011</text:span></text:p>
      <text:p text:style-name="P6">d2 <text:span text:style-name="T33">1101 001</text:span><text:span text:style-name="T55">0</text:span></text:p>
      <text:p text:style-name="P6">80 <text:span text:style-name="T45">1000 00</text:span><text:span text:style-name="T33">00</text:span></text:p>
      <text:p text:style-name="P6">c0 <text:span text:style-name="T67">1100 0</text:span><text:span text:style-name="T45">000</text:span></text:p>
      <text:p text:style-name="P6"><text:span text:style-name="T45"/></text:p>
      <text:p text:style-name="P6"><text:span text:style-name="T45"/></text:p>
      <text:p text:style-name="P14"><text:span text:style-name="T67">e</text:span>nwik9.Z codes:</text:p>
      <text:p text:style-name="P13"/>
      <text:p text:style-name="P13">60</text:p>
      <text:p text:style-name="P13">109</text:p>
      <text:p text:style-name="P13">101</text:p>
      <text:p text:style-name="P13">100</text:p>
      <text:p text:style-name="P13">105</text:p>
      <text:p text:style-name="P13">97</text:p>
      <text:p text:style-name="P13">119</text:p>
      <text:p text:style-name="P13">105</text:p>
      <text:p text:style-name="P13">107</text:p>
      <text:p text:style-name="P13">105</text:p>
      <text:p text:style-name="P13">32</text:p>
      <text:p text:style-name="P13">120</text:p>
      <text:p text:style-name="P13">109</text:p>
      <text:p text:style-name="P13">108</text:p>
      <text:p text:style-name="P13">110</text:p>
      <text:p text:style-name="P13">115</text:p>
      <text:p text:style-name="P13">61</text:p>
      <text:p text:style-name="P13">34</text:p>
      <text:p text:style-name="P13">104</text:p>
      <text:p text:style-name="P13">116</text:p>
      <text:p text:style-name="P13">116</text:p>
      <text:p text:style-name="P13">112</text:p>
      <text:p text:style-name="P13">58</text:p>
      <text:p text:style-name="P13">47</text:p>
      <text:p text:style-name="P13">47</text:p>
      <text:p text:style-name="P13">119</text:p>
      <text:p text:style-name="P13">282</text:p>
      <text:p text:style-name="P13">46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3-12-21T05:01:27.713766570</dc:date>
    <meta:editing-duration>P1DT27M10S</meta:editing-duration>
    <meta:editing-cycles>13</meta:editing-cycles>
    <meta:generator>LibreOffice/7.5.6.2$Linux_X86_64 LibreOffice_project/50$Build-2</meta:generator>
    <meta:document-statistic meta:table-count="0" meta:image-count="0" meta:object-count="0" meta:page-count="3" meta:paragraph-count="68" meta:word-count="211" meta:character-count="1079" meta:non-whitespace-character-count="936"/>
  </office:meta>
</office:document-meta>
</file>